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e76" officeooo:paragraph-rsid="000afe76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afe76" officeooo:paragraph-rsid="000afe76" style:font-size-asian="18pt" style:font-size-complex="18pt"/>
    </style:style>
    <style:style style:name="P3" style:family="paragraph" style:parent-style-name="Standard">
      <style:text-properties officeooo:rsid="000cc2ca" officeooo:paragraph-rsid="000cc2ca"/>
    </style:style>
    <style:style style:name="T1" style:family="text">
      <style:text-properties officeooo:rsid="000b7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Noelie.debs@creatis.insa-lyon.fr" text:style-name="Internet_20_link" text:visited-style-name="Visited_20_Internet_20_Link">Noelie.debs@creatis.insa-lyon.fr</text:a></text:p>
      <text:p text:style-name="P1">S1 cours + TD1</text:p>
      <text:p text:style-name="P1">S2 TD1</text:p>
      <text:p text:style-name="P1">S3 TD2</text:p>
      <text:p text:style-name="P1"/>
      <text:p text:style-name="P1">4 devoirs à rendre, 2 évalués au hasard</text:p>
      <text:p text:style-name="P1"/>
      <text:p text:style-name="P1">6 x optimisation</text:p>
      <text:p text:style-name="P1">2 x machine learning</text:p>
      <text:p text:style-name="P1"/>
      <text:p text:style-name="P2">Optimisation</text:p>
      <text:p text:style-name="P1"/>
      <text:p text:style-name="P1">Optimum : degré <text:s/>de dvt le plus favorable pour un outil mathématique</text:p>
      <text:p text:style-name="P1">Fonction de coût, contraintes, <text:span text:style-name="T1">paramètres de décition</text:span> …</text:p>
      <text:p text:style-name="P1"/>
      <text:p text:style-name="P1">Exemple : Calculateur de trajet <text:s/> →<text:span text:style-name="T1"> </text:span><text:s/><text:tab/><text:span text:style-name="T1">variables : temps et distance</text:span></text:p>
      <text:p text:style-name="P1"/>
      <text:p text:style-name="P3">Plusieurs valeurs en entrée, une valeur en sortie</text:p>
      <text:p text:style-name="P3"/>
      <text:p text:style-name="P3">Contraintes : domaine de définition de la fonction de coû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09:10.004404172</meta:creation-date>
    <dc:date>2018-09-26T11:09:49.395188378</dc:date>
    <meta:editing-duration>PT50M33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74" meta:character-count="443" meta:non-whitespace-character-count="377"/>
  </office:meta>
</office:document-meta>
</file>